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f8c" officeooo:paragraph-rsid="000b4f8c"/>
    </style:style>
    <style:style style:name="P2" style:family="paragraph" style:parent-style-name="Standard">
      <style:text-properties officeooo:rsid="000d07e0" officeooo:paragraph-rsid="000d07e0"/>
    </style:style>
    <style:style style:name="P3" style:family="paragraph" style:parent-style-name="Standard">
      <style:text-properties officeooo:rsid="000e32ea" officeooo:paragraph-rsid="000e32ea"/>
    </style:style>
    <style:style style:name="T1" style:family="text">
      <style:text-properties officeooo:rsid="000b4f8c"/>
    </style:style>
    <style:style style:name="T2" style:family="text">
      <style:text-properties officeooo:rsid="000b5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4"/><text:span text:style-name="T1">K8 Built In Resources:</text:span></text:p>
      <text:p text:style-name="Standard"/>
      <text:p text:style-name="Standard"/>
      <text:p text:style-name="P1">1. StatefulSets:</text:p>
      <text:p text:style-name="P1"/>
      <text:p text:style-name="P1">- K8 resource for deploying a set of PODs (like deployments)</text:p>
      <text:p text:style-name="P1">- <text:span text:style-name="T2">Ensures ordering and uniqueness of the Pods.</text:span></text:p>
      <text:p text:style-name="P1">- <text:span text:style-name="T2">Maintains a unique identifier for each POD that is maintained across every rescheduling</text:span></text:p>
      <text:p text:style-name="P1"/>
      <text:p text:style-name="P2">Should be used when:</text:p>
      <text:p text:style-name="P2">a) PODs needs unique network identifiers that are stable across the rescheduling.</text:p>
      <text:p text:style-name="P2">b) persistence storage that is stable across the rescheduling. </text:p>
      <text:p text:style-name="P2">c) Ordered and graceful deployment and scaling.</text:p>
      <text:p text:style-name="P3">d) Ordered and automated rolling updat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0:39:40.789815956</meta:creation-date>
    <dc:date>2019-06-19T11:42:41.836678863</dc:date>
    <meta:editing-duration>PT32M50S</meta:editing-duration>
    <meta:editing-cycles>3</meta:editing-cycles>
    <meta:generator>LibreOffice/6.2.4.2.0$Linux_X86_64 LibreOffice_project/20$Build-2</meta:generator>
    <meta:document-statistic meta:table-count="0" meta:image-count="0" meta:object-count="0" meta:page-count="1" meta:paragraph-count="10" meta:word-count="77" meta:character-count="540" meta:non-whitespace-character-count="417"/>
  </office:meta>
</office:document-meta>
</file>